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arial" svg:font-family="arial, sans-serif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Párrafo_20_de_20_lista" style:list-style-name="L1"/>
    <style:style style:name="P4" style:family="paragraph" style:parent-style-name="Párrafo_20_de_20_lista" style:list-style-name="L2"/>
    <style:style style:name="P5" style:family="paragraph" style:parent-style-name="Párrafo_20_de_20_lista" style:list-style-name="L3"/>
    <style:style style:name="P6" style:family="paragraph" style:parent-style-name="Párrafo_20_de_20_lista" style:list-style-name="L4"/>
    <style:style style:name="P7" style:family="paragraph" style:parent-style-name="Párrafo_20_de_20_lista" style:list-style-name="L5"/>
    <style:style style:name="P8" style:family="paragraph" style:parent-style-name="Párrafo_20_de_20_lista" style:list-style-name="L1">
      <style:text-properties officeooo:rsid="001d999f" officeooo:paragraph-rsid="001d999f"/>
    </style:style>
    <style:style style:name="P9" style:family="paragraph" style:parent-style-name="Párrafo_20_de_20_lista" style:list-style-name="L2">
      <style:text-properties officeooo:rsid="001eb55c" officeooo:paragraph-rsid="001eb55c"/>
    </style:style>
    <style:style style:name="P10" style:family="paragraph" style:parent-style-name="Párrafo_20_de_20_lista" style:list-style-name="L3">
      <style:text-properties officeooo:rsid="001eb55c" officeooo:paragraph-rsid="001eb55c"/>
    </style:style>
    <style:style style:name="P11" style:family="paragraph" style:parent-style-name="Párrafo_20_de_20_lista">
      <style:text-properties officeooo:rsid="001eb55c" officeooo:paragraph-rsid="001eb55c"/>
    </style:style>
    <style:style style:name="P12" style:family="paragraph" style:parent-style-name="Párrafo_20_de_20_lista" style:list-style-name="L3">
      <style:text-properties officeooo:rsid="001f8e45" officeooo:paragraph-rsid="001f8e45"/>
    </style:style>
    <style:style style:name="P13" style:family="paragraph" style:parent-style-name="Párrafo_20_de_20_lista" style:list-style-name="L3">
      <style:text-properties officeooo:rsid="0020a2be" officeooo:paragraph-rsid="0020a2be"/>
    </style:style>
    <style:style style:name="P14" style:family="paragraph" style:parent-style-name="Párrafo_20_de_20_lista" style:list-style-name="L4">
      <style:text-properties officeooo:rsid="0020a2be" officeooo:paragraph-rsid="0020a2be"/>
    </style:style>
    <style:style style:name="P15" style:family="paragraph" style:parent-style-name="Párrafo_20_de_20_lista" style:list-style-name="L5">
      <style:text-properties officeooo:rsid="0020a2be" officeooo:paragraph-rsid="0020a2b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d999f"/>
    </style:style>
    <style:style style:name="T4" style:family="text">
      <style:text-properties officeooo:rsid="002239a2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Fuente_20_de_20_párrafo_20_predeter."><text:span text:style-name="T1">Formulario de evaluación</text:span></text:span></text:p>
      <text:p text:style-name="Standard"><text:span text:style-name="Fuente_20_de_20_párrafo_20_predeter."><text:span text:style-name="T2">Evaluado</text:span></text:span>: <text:span text:style-name="T3">677</text:span></text:p>
      <text:p text:style-name="Standard">Comentario inicial: La evaluación se ha de realizar utilizando un lenguaje respetuoso, y con ánimo fundamentalmente constructivo. El evaluador no se debe limitar a ejercer simplemente la crítica, sino que ha de intentar aportar todo aquello que pueda ayudar a mejorar el trabajo evaluado.</text:p>
      <text:p text:style-name="Standard">Generalidades:</text:p>
      <text:list xml:id="list3014826004" text:style-name="L1">
        <text:list-item>
          <text:p text:style-name="P3">¿Está correctamente documentado el trabajo, esto es, la documentación permite una comprensión clara de la estructura del código y de los algoritmos y estructuras de datos empleadas? (Comentar brevemente, sugerir posibles mejoras)</text:p>
          <text:p text:style-name="P8">Sí, todos los módulos están correctamente documentados, habiendo comentarios en cada función que detallan su comportamiento y en las variables que detallan su uso. Resulta muy sencillo entender el código ya que todo está aclarado en los comentarios.</text:p>
        </text:list-item>
        <text:list-item>
          <text:p text:style-name="P3">¿Está bien estructurado el código?</text:p>
          <text:p text:style-name="P8">Sí, todo el código está separado en módulos que realizan las diferentes funciones del programa y dentro de esos módulos existen varias funciones para realizar las acciones correspondientes. </text:p>
        </text:list-item>
      </text:list>
      <text:p text:style-name="Standard">Sistema de entrada:</text:p>
      <text:list xml:id="list251996395" text:style-name="L2">
        <text:list-item>
          <text:p text:style-name="P4">¿Se hace un acceso eficiente a disco? ¿Cómo se podría mejorar?</text:p>
          <text:p text:style-name="P9">Sí, se va accediendo bloque a bloque con un sistema de doble buffer, de forma que vamos cargando según vayamos necesitando y recorriendo la información de esos bloques mediante centinelas. El sistema ya es bastante eficiente así que no se me ocurre como mejorarlo.</text:p>
        </text:list-item>
        <text:list-item>
          <text:p text:style-name="P4">¿Resulta la solución aportada fácilmente escalable para cualquier código fuente?</text:p>
          <text:p text:style-name="P9">Sí, dado que al utilizar un sistema de entrada por doble buffer se va cargando el código poco a poco con lo que da igual el tamaño del código.</text:p>
        </text:list-item>
        <text:list-item>
          <text:p text:style-name="P4">Otros comentarios.</text:p>
          <text:p text:style-name="P9">Se permiten pasar otros archivos que no sean el de la práctica, con lo que ya está adaptado a que se pueda meter cualquier documento si queremos.</text:p>
        </text:list-item>
      </text:list>
      <text:p text:style-name="P11"/>
      <text:p text:style-name="P11"/>
      <text:p text:style-name="P1"><text:soft-page-break/>Tabla de símbolos:</text:p>
      <text:list xml:id="list696091" text:style-name="L3">
        <text:list-item>
          <text:p text:style-name="P5">¿Se trata de una implementación de una tabla de símbolos ordenada? ¿Qué tipo de orden?</text:p>
          <text:p text:style-name="P10">Se trata de una tabla de símbolo con implementación de árbol binario.</text:p>
        </text:list-item>
        <text:list-item>
          <text:p text:style-name="P5"><text:s/>Manteniendo la misma estructura de datos, ¿es posible mejorar la eficiencia computacional en el acceso?</text:p>
          <text:p text:style-name="P12">No, la forma de acceder ya es la óptima.</text:p>
        </text:list-item>
        <text:list-item>
          <text:p text:style-name="P5">Otros comentarios.</text:p>
          <text:p text:style-name="P13">El uso de un árbol binario está bien ya que la búsqueda es bastante rápida.</text:p>
        </text:list-item>
      </text:list>
      <text:p text:style-name="Standard">Analizador léxico:</text:p>
      <text:list xml:id="list2793749125" text:style-name="L4">
        <text:list-item>
          <text:p text:style-name="P6">¿Resultaría sencillo incorporar nuevas expresiones regulares a la presente implementación?</text:p>
          <text:p text:style-name="P14">Sí, dado que todo está modularizado, haciendo muy fácil su ampliación ya que bastaría con agregar más módulos y vincularlos al análisis actual.</text:p>
        </text:list-item>
        <text:list-item>
          <text:p text:style-name="P6">Otros comentarios.</text:p>
          <text:p text:style-name="P14">Todo está muy comentado y es sencillo ver como se realiza el análisis.</text:p>
        </text:list-item>
      </text:list>
      <text:p text:style-name="Standard">En resumen:</text:p>
      <text:list xml:id="list3484419473" text:style-name="L5">
        <text:list-item>
          <text:p text:style-name="P7">¿Es la solución aportada suficientemente general, o parece excesivamente orientada a la compilación del programa ejemplo proporcionado?</text:p>
          <text:p text:style-name="P15">La solución es muy modular y permite una fácil adaptación a otros programas, <text:span text:style-name="T4">con lo que yo diría que es suficientemente general.</text:span></text:p>
        </text:list-item>
        <text:list-item>
          <text:p text:style-name="P7">Otros comentarios.</text:p>
          <text:p text:style-name="P15">Se ve que el autor ha trabajado para facilitar la vida al que tenga que leer su código, ya que se notan las horas de esfuerzo para que todo esté ordenado y explicado.</text:p>
        </text:list-item>
      </text:list>
      <text:p text:style-name="Párrafo_20_de_20_lista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arial" svg:font-family="arial, sans-serif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uente_20_de_20_párrafo_20_predeter." style:display-name="Fuente de párrafo predeter." style:family="text"/>
    <style:style style:name="DocumentMap" style:family="text"/>
    <style:style style:name="Sin_20_lista1" style:display-name="Sin lista1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11-08T21:22:00Z</meta:creation-date>
    <dc:date>2021-11-16T21:24:13.526000000</dc:date>
    <meta:editing-cycles>7</meta:editing-cycles>
    <meta:editing-duration>PT1H43M43S</meta:editing-duration>
    <meta:document-statistic meta:table-count="0" meta:image-count="0" meta:object-count="0" meta:page-count="2" meta:paragraph-count="33" meta:word-count="488" meta:character-count="3003" meta:non-whitespace-character-count="25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Downloads/2011-12/avaliacions%20practica%201/35S/formulario1CE.odt/Normal.dotm"/>
  </office:meta>
</office:document-meta>
</file>